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el" fo:country="GR" officeooo:rsid="001ab0bc" officeooo:paragraph-rsid="001ab0bc"/>
    </style:style>
    <style:style style:name="P2" style:family="paragraph" style:parent-style-name="Text_20_body">
      <style:text-properties officeooo:rsid="001ab0bc" officeooo:paragraph-rsid="001ab0bc"/>
    </style:style>
    <style:style style:name="P3" style:family="paragraph" style:parent-style-name="Text_20_body">
      <style:text-properties officeooo:paragraph-rsid="001ab0bc"/>
    </style:style>
    <style:style style:name="P4" style:family="paragraph" style:parent-style-name="Text_20_body">
      <style:text-properties fo:language="en" fo:country="US" officeooo:rsid="001ab0bc" officeooo:paragraph-rsid="001ab0bc"/>
    </style:style>
    <style:style style:name="P5" style:family="paragraph" style:parent-style-name="Text_20_body" style:list-style-name="L3">
      <style:text-properties fo:language="en" fo:country="US" officeooo:rsid="001ab0bc" officeooo:paragraph-rsid="001ab0bc"/>
    </style:style>
    <style:style style:name="P6" style:family="paragraph" style:parent-style-name="Text_20_body" style:list-style-name="L4">
      <style:text-properties fo:language="en" fo:country="US" officeooo:rsid="001ab0bc" officeooo:paragraph-rsid="001ab0bc"/>
    </style:style>
    <style:style style:name="P7" style:family="paragraph" style:parent-style-name="Text_20_body" style:list-style-name="L4">
      <style:text-properties fo:language="en" fo:country="US" officeooo:rsid="001abe8e" officeooo:paragraph-rsid="001abe8e"/>
    </style:style>
    <style:style style:name="P8" style:family="paragraph" style:parent-style-name="Text_20_body" style:list-style-name="L4">
      <style:text-properties fo:language="en" fo:country="US" officeooo:rsid="001bc256" officeooo:paragraph-rsid="001bc256"/>
    </style:style>
    <style:style style:name="P9" style:family="paragraph" style:parent-style-name="Text_20_body" style:list-style-name="L4">
      <style:text-properties fo:language="en" fo:country="US" officeooo:rsid="001c2918" officeooo:paragraph-rsid="001c2918"/>
    </style:style>
    <style:style style:name="P10" style:family="paragraph" style:parent-style-name="Text_20_body" style:list-style-name="L5">
      <style:text-properties fo:language="en" fo:country="US" officeooo:rsid="001d052e" officeooo:paragraph-rsid="001d052e"/>
    </style:style>
    <style:style style:name="P11" style:family="paragraph" style:parent-style-name="Title">
      <style:text-properties officeooo:rsid="001ab0bc" officeooo:paragraph-rsid="001ab0bc"/>
    </style:style>
    <style:style style:name="T1" style:family="text">
      <style:text-properties fo:language="el" fo:country="GR" officeooo:rsid="001ab0bc"/>
    </style:style>
    <style:style style:name="T2" style:family="text">
      <style:text-properties officeooo:rsid="001df1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avigation Report 1</text:p>
      <text:p text:style-name="P2"/>
      <text:h text:style-name="P1" text:outline-level="1">Τι?</text:h>
      <text:list xml:id="list3656394997" text:style-name="L3">
        <text:list-item>
          <text:p text:style-name="P5">Get familiar with <text:s/>SEN0140 <text:span text:style-name="T2">(IMU)</text:span>, <text:s/>DSBoard-XV2 board and Jetson</text:p>
        </text:list-item>
        <text:list-item>
          <text:p text:style-name="P5">Check how SEN0140 IMU connects to DSBoard-XV2 Jetson board</text:p>
        </text:list-item>
        <text:list-item>
          <text:p text:style-name="P5">Get familiar with VSCode</text:p>
        </text:list-item>
        <text:list-item>
          <text:p text:style-name="P5">Get familiar with Github</text:p>
        </text:list-item>
        <text:list-item>
          <text:p text:style-name="P5">Get familiar with rulebook</text:p>
        </text:list-item>
        <text:list-item>
          <text:p text:style-name="P5">Get GitHub Pro</text:p>
        </text:list-item>
      </text:list>
      <text:p text:style-name="P4"><text:tab/></text:p>
      <text:h text:style-name="P1" text:outline-level="1">Γιατί?</text:h>
      <text:list xml:id="list4057533517" text:style-name="L4">
        <text:list-item>
          <text:p text:style-name="P6">In order to use the accelerometer, magnetometer, gyroscope and temperature/pressure sensors properly when working on the navigation task. This requires knowledge over both the IMU and the DSBoard-XV2. It will also help on the following task</text:p>
        </text:list-item>
        <text:list-item>
          <text:p text:style-name="P7">In order to receive information from the sensor on the main controller and feed it power.</text:p>
        </text:list-item>
        <text:list-item>
          <text:p text:style-name="P7">In order to write the code needed for controlling the various hardware components of the navigation tasks and/or software ones such as topics/nodes and to control the flow of information between them. It will also be a useful tool for almost every other task.</text:p>
        </text:list-item>
        <text:list-item>
          <text:p text:style-name="P8">In order to collaborate and work on the same project as a group of people. Version control is paramount in such cases.</text:p>
        </text:list-item>
        <text:list-item>
          <text:p text:style-name="P8">In order to be prepared for the ultimate goal which is, ofcourse, to win the competition and keep the rules in mind while working on tasks.</text:p>
        </text:list-item>
        <text:list-item>
          <text:p text:style-name="P9">Because GitHub Pro is better than GitHub.</text:p>
        </text:list-item>
      </text:list>
      <text:p text:style-name="P3"><text:span text:style-name="T1"/></text:p>
      <text:h text:style-name="P1" text:outline-level="1">Πως?</text:h>
      <text:list xml:id="list2042163588" text:style-name="L5">
        <text:list-item>
          <text:p text:style-name="P10">The IMU needs power (Vss &amp; GND) and 2 more connections for outputting data &amp; clk (i.e. SDA, SCL). Jetson will provide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1T16:18:50.613000000</dc:date>
    <meta:editing-duration>PT30M11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8" meta:word-count="225" meta:character-count="1272" meta:non-whitespace-character-count="1073"/>
  </office:meta>
</office:document-meta>
</file>